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solid" draw:fill-color="#cfe7f5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Liberation Sans'" style:font-style-name="Regular" style:font-family-generic="swiss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335cm" svg:height="6.35cm" svg:x="0.004cm" svg:y="0.003cm">
          <text:p text:style-name="P1">Functional Blocks</text:p>
          <draw:enhanced-geometry svg:viewBox="0 0 21600 21600" draw:glue-points="10800 0 0 10800 10800 21600 21600 10800" draw:text-areas="0 0 21600 ?f11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.334cm" svg:height="6.35cm" svg:x="6.098cm" svg:y="0.003cm">
          <text:p text:style-name="P1">Variables</text:p>
          <draw:enhanced-geometry svg:viewBox="0 0 21600 21600" draw:glue-points="10800 0 0 10800 10800 21600 21600 10800" draw:text-areas="0 0 21600 ?f11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5.334cm" svg:height="6.35cm" svg:x="12.193cm" svg:y="0.003cm">
          <text:p text:style-name="P1">SRS Items</text:p>
          <draw:enhanced-geometry svg:viewBox="0 0 21600 21600" draw:glue-points="10800 0 0 10800 10800 21600 21600 10800" draw:text-areas="0 0 21600 ?f11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4.824cm" svg:height="3.556cm" svg:x="0.256cm" svg:y="1.016cm">
          <text:p text:style-name="P2"><text:span text:style-name="T1">Functional Block</text:span></text:p>
          <text:p text:style-name="P2"><text:span text:style-name="T2">►</text:span><text:span text:style-name="T3">Input</text:span></text:p>
          <text:p text:style-name="P2"><text:span text:style-name="T2">►</text:span><text:span text:style-name="T3">Output</text:span></text:p>
          <text:p text:style-name="P2"><text:span text:style-name="T2">►</text:span><text:span text:style-name="T3">SRS Items</text:span></text:p>
          <text:p text:style-name="P2"><text:span text:style-name="T3">Requirements</text:span></text:p>
          <text:p text:style-name="P2"><text:span text:style-name="T3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3cm" svg:height="0.253cm" svg:x="2.54cm" svg:y="4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3cm" svg:height="0.253cm" svg:x="2.54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3cm" svg:height="0.253cm" svg:x="2.54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26cm" svg:height="1.523cm" svg:x="6.35cm" svg:y="1.017cm">
          <text:p text:style-name="P2"><text:span text:style-name="T1">Variable</text:span></text:p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523cm" svg:x="12.447cm" svg:y="1.017cm">
          <text:p text:style-name="P2"><text:span text:style-name="T1">3.5.8.1</text:span></text:p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3cm" svg:height="0.253cm" svg:x="8.637cm" svg:y="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3cm" svg:height="0.253cm" svg:x="8.637cm" svg:y="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3cm" svg:height="0.253cm" svg:x="8.637cm" svg:y="5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3cm" svg:height="0.253cm" svg:x="14.986cm" svg:y="4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3cm" svg:height="0.253cm" svg:x="14.986cm" svg:y="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3cm" svg:height="0.253cm" svg:x="14.986cm" svg:y="5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1cm" fo:text-indent="0cm"/>
      <style:text-properties style:use-window-font-color="true" style:text-outline="false" style:text-line-through-style="none" fo:font-family="'Liberation Sans'" style:font-family-generic="roman" style:font-pitch="variable" fo:font-size="9.6999998092651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2cm" fo:text-indent="0cm"/>
      <style:text-properties fo:font-size="8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9cm" fo:text-indent="0cm"/>
      <style:text-properties fo:font-size="7.3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9cm" fo:text-indent="0cm"/>
      <style:text-properties fo:font-size="6.0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9cm" fo:text-indent="0cm"/>
      <style:text-properties fo:font-size="6.0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9cm" fo:text-indent="0cm"/>
      <style:text-properties fo:font-size="6.0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9cm" fo:text-indent="0cm"/>
      <style:text-properties fo:font-size="6.0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9cm" fo:text-indent="0cm"/>
      <style:text-properties fo:font-size="6.0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9cm" fo:text-indent="0cm"/>
      <style:text-properties fo:font-size="6.0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3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6cm" fo:page-height="6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3.271cm" svg:x="1cm" svg:y="4.637cm"/>
      <draw:page-thumbnail draw:layer="backgroundobjects" svg:width="8.999cm" svg:height="3.271cm" svg:x="1cm" svg:y="13.213cm"/>
      <draw:page-thumbnail draw:layer="backgroundobjects" svg:width="8.999cm" svg:height="3.271cm" svg:x="1cm" svg:y="21.789cm"/>
      <draw:page-thumbnail draw:layer="backgroundobjects" svg:width="8.999cm" svg:height="3.271cm" svg:x="11cm" svg:y="4.637cm"/>
      <draw:page-thumbnail draw:layer="backgroundobjects" svg:width="8.999cm" svg:height="3.271cm" svg:x="11cm" svg:y="13.213cm"/>
      <draw:page-thumbnail draw:layer="backgroundobjects" svg:width="8.999cm" svg:height="3.271cm" svg:x="11cm" svg:y="21.789cm"/>
    </style:handout-master>
    <style:master-page style:name="Default" style:page-layout-name="PM1" draw:style-name="Mdp1">
      <draw:frame presentation:style-name="Default-title" draw:layer="backgroundobjects" svg:width="15.839cm" svg:height="1.068cm" svg:x="0.88cm" svg:y="0.254cm" presentation:class="title" presentation:placeholder="true">
        <draw:text-box/>
      </draw:frame>
      <draw:frame presentation:style-name="Default-outline1" draw:layer="backgroundobjects" svg:width="15.839cm" svg:height="3.712cm" svg:x="0.88cm" svg:y="1.496cm" presentation:class="outline" presentation:placeholder="true">
        <draw:text-box/>
      </draw:frame>
      <draw:frame presentation:style-name="Mpr1" draw:text-style-name="MP1" draw:layer="backgroundobjects" svg:width="4.1cm" svg:height="0.441cm" svg:x="0.88cm" svg:y="5.82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5.58cm" svg:height="0.441cm" svg:x="6.018cm" svg:y="5.82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1cm" svg:height="0.441cm" svg:x="12.617cm" svg:y="5.829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Jastram</meta:initial-creator>
    <meta:creation-date>2013-10-09T14:43:19</meta:creation-date>
    <dc:date>2013-10-09T16:10:37</dc:date>
    <dc:creator>Michael Jastram</dc:creator>
    <meta:editing-duration>PT1H18M19S</meta:editing-duration>
    <meta:editing-cycles>4</meta:editing-cycles>
    <meta:generator>LibreOffice/4.0.2.2$Linux_X86_64 LibreOffice_project/400m0$Build-2</meta:generator>
    <meta:document-statistic meta:object-count="38"/>
  </office:meta>
</office:document-meta>
</file>